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s text:c="26"/></text:p>
          </table:table-cell>
          <table:table-cell table:style-name="Default" office:value-type="string" calcext:value-type="string">
            <text:p>Estimate </text:p>
          </table:table-cell>
          <table:table-cell table:style-name="Default" office:value-type="string" calcext:value-type="string">
            <text:p>Std. Error </text:p>
          </table:table-cell>
          <table:table-cell table:style-name="Default" office:value-type="string" calcext:value-type="string">
            <text:p>z value </text:p>
          </table:table-cell>
          <table:table-cell table:style-name="Default" office:value-type="string" calcext:value-type="string">
            <text:p>Pr(&gt;|z|) <text:s text:c="3"/></text:p>
          </table:table-cell>
          <table:table-cell/>
        </table:table-row>
        <table:table-row table:style-name="ro1">
          <table:table-cell office:value-type="string" calcext:value-type="string">
            <text:p>(Intercept) <text:s text:c="14"/></text:p>
          </table:table-cell>
          <table:table-cell office:value-type="float" office:value="36.57239" calcext:value-type="float">
            <text:p>36.57239</text:p>
          </table:table-cell>
          <table:table-cell office:value-type="float" office:value="7.79386" calcext:value-type="float">
            <text:p>7.79386</text:p>
          </table:table-cell>
          <table:table-cell office:value-type="float" office:value="4.691" calcext:value-type="float">
            <text:p>4.691</text:p>
          </table:table-cell>
          <table:table-cell table:style-name="ce2" office:value-type="float" office:value="0.00000272" calcext:value-type="float">
            <text:p>2.72E-00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FamilyGr <text:s text:c="17"/></text:p>
          </table:table-cell>
          <table:table-cell office:value-type="float" office:value="-8.94317" calcext:value-type="float">
            <text:p>-8.94317</text:p>
          </table:table-cell>
          <table:table-cell office:value-type="float" office:value="4.4261" calcext:value-type="float">
            <text:p>4.4261</text:p>
          </table:table-cell>
          <table:table-cell office:value-type="float" office:value="2.02" calcext:value-type="float">
            <text:p>2.02</text:p>
          </table:table-cell>
          <table:table-cell office:value-type="float" office:value="0.04334" calcext:value-type="float">
            <text:p>0.04334</text:p>
          </table:table-cell>
          <table:table-cell office:value-type="string" calcext:value-type="string">
            <text:p>* <text:s/></text:p>
          </table:table-cell>
        </table:table-row>
        <table:table-row table:style-name="ro2">
          <table:table-cell office:value-type="string" calcext:value-type="string">
            <text:p>FamilyOr <text:s text:c="17"/></text:p>
          </table:table-cell>
          <table:table-cell office:value-type="float" office:value="-8.97896" calcext:value-type="float">
            <text:p>-8.97896</text:p>
          </table:table-cell>
          <table:table-cell office:value-type="float" office:value="5.41802" calcext:value-type="float">
            <text:p>5.41802</text:p>
          </table:table-cell>
          <table:table-cell office:value-type="float" office:value="1.657" calcext:value-type="float">
            <text:p>1.657</text:p>
          </table:table-cell>
          <table:table-cell office:value-type="float" office:value="0.09748" calcext:value-type="float">
            <text:p>0.09748</text:p>
          </table:table-cell>
          <table:table-cell office:value-type="string" calcext:value-type="string">
            <text:p>. <text:s/></text:p>
          </table:table-cell>
        </table:table-row>
        <table:table-row table:style-name="ro1">
          <table:table-cell office:value-type="string" calcext:value-type="string">
            <text:p>FamilyP450 <text:s text:c="15"/></text:p>
          </table:table-cell>
          <table:table-cell office:value-type="float" office:value="-6.50251" calcext:value-type="float">
            <text:p>-6.50251</text:p>
          </table:table-cell>
          <table:table-cell office:value-type="float" office:value="4.43958" calcext:value-type="float">
            <text:p>4.43958</text:p>
          </table:table-cell>
          <table:table-cell office:value-type="float" office:value="1.465" calcext:value-type="float">
            <text:p>1.465</text:p>
          </table:table-cell>
          <table:table-cell office:value-type="float" office:value="0.14302" calcext:value-type="float">
            <text:p>0.14302</text:p>
          </table:table-cell>
          <table:table-cell office:value-type="string" calcext:value-type="string">
            <text:p><text:s text:c="3"/></text:p>
          </table:table-cell>
        </table:table-row>
        <table:table-row table:style-name="ro2">
          <table:table-cell office:value-type="string" calcext:value-type="string">
            <text:p>LnExonLength <text:s text:c="13"/></text:p>
          </table:table-cell>
          <table:table-cell office:value-type="float" office:value="-4.49032" calcext:value-type="float">
            <text:p>-4.49032</text:p>
          </table:table-cell>
          <table:table-cell office:value-type="float" office:value="0.60743" calcext:value-type="float">
            <text:p>0.60743</text:p>
          </table:table-cell>
          <table:table-cell office:value-type="float" office:value="7.383" calcext:value-type="float">
            <text:p>7.38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LnIntronLength <text:s text:c="11"/></text:p>
          </table:table-cell>
          <table:table-cell office:value-type="float" office:value="-1.13108" calcext:value-type="float">
            <text:p>-1.13108</text:p>
          </table:table-cell>
          <table:table-cell office:value-type="float" office:value="0.43375" calcext:value-type="float">
            <text:p>0.43375</text:p>
          </table:table-cell>
          <table:table-cell office:value-type="float" office:value="2.607" calcext:value-type="float">
            <text:p>2.607</text:p>
          </table:table-cell>
          <table:table-cell office:value-type="float" office:value="0.00912" calcext:value-type="float">
            <text:p>0.00912</text:p>
          </table:table-cell>
          <table:table-cell office:value-type="string" calcext:value-type="string">
            <text:p>** </text:p>
          </table:table-cell>
        </table:table-row>
        <table:table-row table:style-name="ro2">
          <table:table-cell office:value-type="string" calcext:value-type="string">
            <text:p>trimmedYes <text:s text:c="15"/></text:p>
          </table:table-cell>
          <table:table-cell office:value-type="float" office:value="3.21641" calcext:value-type="float">
            <text:p>3.21641</text:p>
          </table:table-cell>
          <table:table-cell office:value-type="float" office:value="0.47288" calcext:value-type="float">
            <text:p>0.47288</text:p>
          </table:table-cell>
          <table:table-cell office:value-type="float" office:value="6.788" calcext:value-type="float">
            <text:p>6.78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FamilyGr:LnIntronLength <text:s text:c="2"/></text:p>
          </table:table-cell>
          <table:table-cell office:value-type="float" office:value="1.28604" calcext:value-type="float">
            <text:p>1.28604</text:p>
          </table:table-cell>
          <table:table-cell office:value-type="float" office:value="0.04533" calcext:value-type="float">
            <text:p>0.04533</text:p>
          </table:table-cell>
          <table:table-cell office:value-type="float" office:value="28.37" calcext:value-type="float">
            <text:p>28.3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FamilyOr:LnIntronLength <text:s text:c="2"/></text:p>
          </table:table-cell>
          <table:table-cell office:value-type="float" office:value="1.59986" calcext:value-type="float">
            <text:p>1.59986</text:p>
          </table:table-cell>
          <table:table-cell office:value-type="float" office:value="0.08624" calcext:value-type="float">
            <text:p>0.08624</text:p>
          </table:table-cell>
          <table:table-cell office:value-type="float" office:value="18.551" calcext:value-type="float">
            <text:p>18.55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FamilyP450:LnIntronLength </text:p>
          </table:table-cell>
          <table:table-cell office:value-type="float" office:value="1.25236" calcext:value-type="float">
            <text:p>1.25236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86.751" calcext:value-type="float">
            <text:p>86.75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FamilyGr:trimmedYes <text:s text:c="6"/></text:p>
          </table:table-cell>
          <table:table-cell office:value-type="float" office:value="1.87448" calcext:value-type="float">
            <text:p>1.87448</text:p>
          </table:table-cell>
          <table:table-cell office:value-type="float" office:value="1.00245" calcext:value-type="float">
            <text:p>1.00245</text:p>
          </table:table-cell>
          <table:table-cell office:value-type="float" office:value="1.865" calcext:value-type="float">
            <text:p>1.865</text:p>
          </table:table-cell>
          <table:table-cell office:value-type="float" office:value="0.06216" calcext:value-type="float">
            <text:p>0.06216</text:p>
          </table:table-cell>
          <table:table-cell office:value-type="string" calcext:value-type="string">
            <text:p>. <text:s/></text:p>
          </table:table-cell>
        </table:table-row>
        <table:table-row table:style-name="ro2">
          <table:table-cell office:value-type="string" calcext:value-type="string">
            <text:p>FamilyOr:trimmedYes <text:s text:c="6"/></text:p>
          </table:table-cell>
          <table:table-cell office:value-type="float" office:value="2.07051" calcext:value-type="float">
            <text:p>2.07051</text:p>
          </table:table-cell>
          <table:table-cell office:value-type="float" office:value="0.98487" calcext:value-type="float">
            <text:p>0.98487</text:p>
          </table:table-cell>
          <table:table-cell office:value-type="float" office:value="2.098" calcext:value-type="float">
            <text:p>2.098</text:p>
          </table:table-cell>
          <table:table-cell office:value-type="float" office:value="0.03589" calcext:value-type="float">
            <text:p>0.03589</text:p>
          </table:table-cell>
          <table:table-cell office:value-type="string" calcext:value-type="string">
            <text:p>* <text:s/></text:p>
          </table:table-cell>
        </table:table-row>
        <table:table-row table:style-name="ro2">
          <table:table-cell office:value-type="string" calcext:value-type="string">
            <text:p>FamilyP450:trimmedYes <text:s text:c="4"/></text:p>
          </table:table-cell>
          <table:table-cell office:value-type="float" office:value="-2.04827" calcext:value-type="float">
            <text:p>-2.04827</text:p>
          </table:table-cell>
          <table:table-cell office:value-type="float" office:value="0.87277" calcext:value-type="float">
            <text:p>0.87277</text:p>
          </table:table-cell>
          <table:table-cell office:value-type="float" office:value="2.341" calcext:value-type="float">
            <text:p>2.341</text:p>
          </table:table-cell>
          <table:table-cell office:value-type="float" office:value="0.01923" calcext:value-type="float">
            <text:p>0.01923</text:p>
          </table:table-cell>
          <table:table-cell office:value-type="string" calcext:value-type="string">
            <text:p>* <text:s/>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0:00:01.330573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9T13:44:14.609959353</meta:creation-date>
    <meta:generator>LibreOffice/4.1.3.2$Linux_X86_64 LibreOffice_project/410m0$Build-2</meta:generator>
    <dc:date>2014-04-24T20:00:06.809279513</dc:date>
    <dc:creator>ludovic </dc:creator>
    <meta:editing-duration>PT3H32M38S</meta:editing-duration>
    <meta:editing-cycles>5</meta:editing-cycles>
    <meta:document-statistic meta:table-count="1" meta:cell-count="83" meta:object-count="0"/>
  </office:meta>
</office:document-meta>
</file>